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ff9f3" officeooo:paragraph-rsid="001ff9f3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30195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Arial" fo:font-size="12pt" fo:font-weight="normal" officeooo:rsid="000e16a9" officeooo:paragraph-rsid="000e16a9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rsid="003844f1" officeooo:paragraph-rsid="003db659"/>
    </style:style>
    <style:style style:name="P7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0cm" style:auto-text-indent="false" style:page-number="auto" fo:background-color="transparent"/>
      <style:text-properties officeooo:paragraph-rsid="003db659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3d20de" officeooo:paragraph-rsid="003d20d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187b46" officeooo:paragraph-rsid="003db65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3844f1" officeooo:paragraph-rsid="003db659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40d924" officeooo:paragraph-rsid="0043c4d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40d1b2" officeooo:paragraph-rsid="0043c4d5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justify" style:justify-single-word="false"/>
      <style:text-properties style:font-name="Arial" fo:font-size="12pt" fo:font-weight="normal" officeooo:rsid="0048c85f" officeooo:paragraph-rsid="00468099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justify" style:justify-single-word="false"/>
      <style:text-properties style:font-name="Arial" fo:font-size="12pt" fo:font-weight="normal" officeooo:rsid="004a6a27" officeooo:paragraph-rsid="0046809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2pt" fo:font-weight="bold" officeooo:rsid="001c7003" officeooo:paragraph-rsid="003db659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2pt" fo:font-weight="bold" officeooo:rsid="001c7003" officeooo:paragraph-rsid="00330195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2pt" fo:font-weight="bold" officeooo:rsid="000a1129" officeooo:paragraph-rsid="000a1129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42a854"/>
    </style:style>
    <style:style style:name="P22" style:family="paragraph" style:parent-style-name="Standard" style:list-style-name="L9">
      <style:paragraph-properties fo:text-align="justify" style:justify-single-word="false"/>
      <style:text-properties officeooo:paragraph-rsid="00468099"/>
    </style:style>
    <style:style style:name="P23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margin-left="1.251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468099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3844f1" officeooo:paragraph-rsid="003db659"/>
    </style:style>
    <style:style style:name="P28" style:family="paragraph" style:parent-style-name="Standard" style:list-style-name="L1" style:master-page-name="">
      <style:paragraph-properties fo:text-align="justify" style:justify-single-word="false" style:page-number="auto"/>
      <style:text-properties officeooo:paragraph-rsid="00468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983e" style:font-weight-asian="bold" style:font-weight-complex="bold"/>
    </style:style>
    <style:style style:name="T3" style:family="text">
      <style:text-properties fo:font-weight="bold" officeooo:rsid="0035f90c" style:font-weight-asian="bold" style:font-weight-complex="bold"/>
    </style:style>
    <style:style style:name="T4" style:family="text">
      <style:text-properties fo:font-weight="bold" officeooo:rsid="0046f4d0" style:font-weight-asian="bold" style:font-weight-complex="bold"/>
    </style:style>
    <style:style style:name="T5" style:family="text">
      <style:text-properties fo:font-weight="bold" officeooo:rsid="0040d924" style:font-weight-asian="bold" style:font-weight-complex="bold"/>
    </style:style>
    <style:style style:name="T6" style:family="text">
      <style:text-properties fo:font-weight="bold" officeooo:rsid="0043c4d5" style:font-weight-asian="bold" style:font-weight-complex="bold"/>
    </style:style>
    <style:style style:name="T7" style:family="text">
      <style:text-properties officeooo:rsid="001c7003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c7003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2be5bb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24d8c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3735f3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3844f1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3d20de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42a854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39983e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46f4d0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48c85f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4a6a27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35adaa" style:font-size-asian="12pt" style:font-weight-asian="bold" style:font-size-complex="12pt" style:font-weight-complex="bold"/>
    </style:style>
    <style:style style:name="T22" style:family="text">
      <style:text-properties style:font-name="Arial" fo:font-size="12pt" fo:font-weight="bold" officeooo:rsid="00124d8c" style:font-size-asian="12pt" style:font-weight-asian="bold" style:font-size-complex="12pt" style:font-weight-complex="bold"/>
    </style:style>
    <style:style style:name="T23" style:family="text">
      <style:text-properties style:font-name="Arial" fo:font-size="12pt" fo:font-weight="bold" officeooo:rsid="003844f1" style:font-size-asian="12pt" style:font-weight-asian="bold" style:font-size-complex="12pt" style:font-weight-complex="bold"/>
    </style:style>
    <style:style style:name="T24" style:family="text">
      <style:text-properties style:font-name="Arial" fo:font-size="12pt" fo:font-weight="bold" officeooo:rsid="004159c1" style:font-size-asian="12pt" style:font-weight-asian="bold" style:font-size-complex="12pt" style:font-weight-complex="bold"/>
    </style:style>
    <style:style style:name="T25" style:family="text">
      <style:text-properties style:font-name="Arial" fo:font-size="12pt" fo:font-weight="bold" officeooo:rsid="0039983e" style:font-size-asian="12pt" style:font-weight-asian="bold" style:font-size-complex="12pt" style:font-weight-complex="bold"/>
    </style:style>
    <style:style style:name="T26" style:family="text">
      <style:text-properties style:font-name="Arial" fo:font-size="12pt" fo:font-weight="bold" officeooo:rsid="0035f90c" style:font-size-asian="12pt" style:font-weight-asian="bold" style:font-size-complex="12pt" style:font-weight-complex="bold"/>
    </style:style>
    <style:style style:name="T27" style:family="text">
      <style:text-properties style:font-name="Arial" fo:font-size="12pt" fo:font-weight="bold" officeooo:rsid="0042a854" style:font-size-asian="12pt" style:font-weight-asian="bold" style:font-size-complex="12pt" style:font-weight-complex="bold"/>
    </style:style>
    <style:style style:name="T28" style:family="text">
      <style:text-properties style:font-name="Arial" fo:font-size="12pt" fo:font-weight="bold" officeooo:rsid="0046f4d0" style:font-size-asian="12pt" style:font-weight-asian="bold" style:font-size-complex="12pt" style:font-weight-complex="bold"/>
    </style:style>
    <style:style style:name="T29" style:family="text">
      <style:text-properties style:font-name="Arial" fo:font-size="12pt" fo:font-weight="bold" officeooo:rsid="00468099" style:font-size-asian="12pt" style:font-weight-asian="bold" style:font-size-complex="12pt" style:font-weight-complex="bold"/>
    </style:style>
    <style:style style:name="T30" style:family="text">
      <style:text-properties style:font-name="Arial" fo:font-size="12pt" fo:font-weight="bold" officeooo:rsid="0049507d" style:font-size-asian="12pt" style:font-weight-asian="bold" style:font-size-complex="12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4159c1"/>
    </style:style>
    <style:style style:name="T33" style:family="text">
      <style:text-properties officeooo:rsid="0042a854"/>
    </style:style>
    <style:style style:name="T34" style:family="text">
      <style:text-properties officeooo:rsid="0039983e"/>
    </style:style>
    <style:style style:name="T35" style:family="text">
      <style:text-properties officeooo:rsid="0046f4d0"/>
    </style:style>
    <style:style style:name="T36" style:family="text">
      <style:text-properties officeooo:rsid="004a6a27"/>
    </style:style>
    <style:style style:name="T37" style:family="text">
      <style:text-properties officeooo:rsid="004680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OPERATIVOS EN RED</text:p>
      <text:p text:style-name="P1">Examen 1 de shell script</text:p>
      <text:p text:style-name="P1"/>
      <text:p text:style-name="P3"/>
      <text:list xml:id="list3961537978" text:style-name="L1">
        <text:list-item>
          <text:p text:style-name="P28"><text:span text:style-name="T17">Crea un menú que implemente las siguientes operaciones: </text:span><text:span text:style-name="T28">(</text:span><text:span text:style-name="T29">3</text:span><text:span text:style-name="T28"> puntos)</text:span></text:p>
        </text:list-item>
      </text:list>
      <text:list xml:id="list1557332500" text:style-name="L9">
        <text:list-item>
          <text:p text:style-name="P22"><text:span text:style-name="T18">Espacio total </text:span><text:span text:style-name="T19">y nombre </text:span><text:span text:style-name="T18">de las particiones sda del sistema.</text:span></text:p>
        </text:list-item>
        <text:list-item>
          <text:p text:style-name="P15">Memoria total y libre del sistema.</text:p>
        </text:list-item>
        <text:list-item>
          <text:p text:style-name="P14">Salir</text:p>
        </text:list-item>
      </text:list>
      <text:p text:style-name="P26"><text:span text:style-name="T18">El programa debe solo debe finalizar cuando el usuario selecciones la opción de SALIR.</text:span></text:p>
      <text:list xml:id="list170151342363091" text:continue-list="list3961537978" text:style-name="L1">
        <text:list-header>
          <text:p text:style-name="P8"/>
        </text:list-header>
        <text:list-item>
          <text:p text:style-name="P13">Crea un programa que <text:span text:style-name="T35">dos números y eleve el primero al segundo. </text:span><text:span text:style-name="T5">(</text:span><text:span text:style-name="T6">3</text:span><text:span text:style-name="T5"> puntos)</text:span></text:p>
          <text:p text:style-name="P12"><text:span text:style-name="T1">Ej.- </text:span><text:span text:style-name="T4">bash p4.sh 2 <text:s/>3 <text:s/>→ 2 * 2 * 2 = 8</text:span></text:p>
          <text:list>
            <text:list-header>
              <text:p text:style-name="P16"/>
            </text:list-header>
          </text:list>
        </text:list-item>
        <text:list-item>
          <text:p text:style-name="P21"><text:span text:style-name="T16">Crea un programa que reciba por parámetro una serie de nombres de fichero y sume el tamaño de todos</text:span><text:span text:style-name="T25"> los que sean del usuario root</text:span><text:span text:style-name="T16">. </text:span><text:span text:style-name="T26">(</text:span><text:span text:style-name="T30">4</text:span><text:span text:style-name="T26"> punto</text:span><text:span text:style-name="T25">s</text:span><text:span text:style-name="T26">)</text:span></text:p>
          <text:p text:style-name="P10"/>
        </text:list-item>
      </text:list>
      <text:p text:style-name="P27"><text:span text:style-name="T23"/></text:p>
      <text:p text:style-name="P4"/>
      <text:list xml:id="list170150598238828" text:continue-numbering="true" text:style-name="L1">
        <text:list-item>
          <text:list>
            <text:list-header>
              <text:p text:style-name="P17"/>
            </text:list-header>
          </text:list>
          <text:p text:style-name="P18"/>
          <text:p text:style-name="P19"/>
          <text:p text:style-name="P18"/>
        </text:list-item>
      </text:list>
      <text:list xml:id="list3746678712" text:style-name="L2">
        <text:list-header>
          <text:p text:style-name="P11"/>
        </text:list-header>
      </text:list>
      <text:p text:style-name="P5"/>
      <text:list xml:id="list4076698066" text:style-name="L3">
        <text:list-header>
          <text:p text:style-name="P20"/>
        </text:list-header>
      </text:list>
      <text:list xml:id="list1520622319" text:style-name="L4">
        <text:list-header>
          <text:p text:style-name="P24"/>
        </text:list-header>
      </text:list>
      <text:list xml:id="list2384717713" text:style-name="L5">
        <text:list-header>
          <text:p text:style-name="P23"/>
          <text:p text:style-name="P23"/>
          <text:p text:style-name="P23"/>
          <text:p text:style-name="P23"/>
          <text:p text:style-name="P23"/>
        </text:list-header>
      </text:list>
      <text:list xml:id="list2185033482" text:style-name="L6">
        <text:list-header>
          <text:p text:style-name="P2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8-04-08T15:09:47</meta:creation-date>
    <dc:date>2020-11-16T17:01:49.830434659</dc:date>
    <dc:language>es-ES</dc:language>
    <meta:editing-cycles>102</meta:editing-cycles>
    <meta:editing-duration>PT9H46M36S</meta:editing-duration>
    <meta:document-statistic meta:table-count="0" meta:image-count="0" meta:object-count="0" meta:page-count="1" meta:paragraph-count="13" meta:word-count="113" meta:character-count="563" meta:non-whitespace-character-count="467"/>
    <meta:user-defined meta:name="Info 1"/>
    <meta:user-defined meta:name="Info 2"/>
    <meta:user-defined meta:name="Info 3"/>
    <meta:user-defined meta:name="Info 4"/>
  </office:meta>
</office:document-meta>
</file>